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16683d" officeooo:paragraph-rsid="0016683d"/>
    </style:style>
    <style:style style:name="P2" style:family="paragraph" style:parent-style-name="Standard">
      <style:text-properties style:font-name="FreeMono" officeooo:rsid="0016ab52" officeooo:paragraph-rsid="0016ab52"/>
    </style:style>
    <style:style style:name="P3" style:family="paragraph" style:parent-style-name="Standard">
      <style:text-properties style:font-name="FreeMono" fo:font-weight="bold" officeooo:rsid="0016ab52" officeooo:paragraph-rsid="0016ab52"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CPE 434</text:p>
      <text:p text:style-name="P1">Exam 1 Question 1</text:p>
      <text:p text:style-name="P1"/>
      <text:p text:style-name="P3">a) Inverted page tables are used for what reason?</text:p>
      <text:p text:style-name="P2"/>
      <text:p text:style-name="P2">As virtual address space grows, multi level page tables outpace their usefulness and become too large to justify. Inverted page tables are one alternative which strives to keep the page table size low for very large address spaces.</text:p>
      <text:p text:style-name="P2"/>
      <text:p text:style-name="P3">b) Inverted page tables are smaller than multilevel page tables. If smaller, where is the missing information kept. If larger, what information is present that is not present in multi-level page tables?</text:p>
      <text:p text:style-name="P2"/>
      <text:p text:style-name="P2">Inverted page tables are smaller than multilevel page tables , the size reduction is possible because a space for every entry of a hypothetical 64 bit address space of 4KB pages and 2^52 entries isn't available, and instead the inverted page table matches the size of the physical memory, with addresses wrapping back around and being addressed as a hash t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22:43:55.748482489</meta:creation-date>
    <dc:date>2015-10-18T22:55:07.267602858</dc:date>
    <meta:editing-duration>PT11M10S</meta:editing-duration>
    <meta:editing-cycles>3</meta:editing-cycles>
    <meta:generator>LibreOffice/5.0.2.2$Linux_X86_64 LibreOffice_project/00m0$Build-2</meta:generator>
    <meta:document-statistic meta:table-count="0" meta:image-count="0" meta:object-count="0" meta:page-count="1" meta:paragraph-count="7" meta:word-count="148" meta:character-count="883" meta:non-whitespace-character-count="742"/>
  </office:meta>
</office:document-meta>
</file>